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33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number-columns-repeated="16366" table:default-cell-style-name="ce16"/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AddListener</text:p>
          </table:table-cell>
          <table:table-cell/>
          <table:table-cell table:style-name="ce5"/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42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RemoveListener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42" office:value-type="string" calcext:value-type="string">
            <text:p>Classes / Set* ← Class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2" office:value-type="string" calcext:value-type="string">
            <text:p>Attributes / Set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71"/>
          <table:table-cell table:style-name="Default"/>
          <table:table-cell table:style-name="ce42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IsInDOM()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33" office:value-type="string" calcext:value-type="string">
            <text:p>GetDocument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6"/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50" office:value-type="string" calcext:value-type="string">
            <text:p>RenderTemplat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50" office:value-type="string" calcext:value-type="string">
            <text:p>InsertNewCompone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43" office:value-type="string" calcext:value-type="string">
            <text:p>Children ← []*Nod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6" office:value-type="string" calcext:value-type="string">
            <text:p>ChildrenByTagName ← []*Nod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6" office:value-type="string" calcext:value-type="string">
            <text:p>ChildrenByClassName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6"/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6" office:value-type="string" calcext:value-type="string">
            <text:p>Images ← []*Node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6" office:value-type="string" calcext:value-type="string">
            <text:p>Plugins ← []*Node</text:p>
          </table:table-cell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inks ← []*Node</text:p>
          </table:table-cell>
          <table:table-cell table:style-name="Default"/>
          <table:table-cell table:style-name="ce6" office:value-type="string" calcext:value-type="string">
            <text:p>SelectorQueryAll ← []*Node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/>
          <table:table-cell table:style-name="Default"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33" office:value-type="string" calcext:value-type="string">
            <text:p>GetWindow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/ Close ← *Window</text:p>
          </table:table-cell>
          <table:table-cell/>
          <table:table-cell table:style-name="ce5"/>
          <table:table-cell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5" office:value-type="string" calcext:value-type="string">
            <text:p><text:span text:style-name="T3">Children ← </text:span><text:span text:style-name="T4">[]*Node</text:span></text:p>
          </table:table-cell>
          <table:table-cell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4">[]*Node</text:span></text:p>
          </table:table-cell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4">[]*Node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" office:value-type="string" calcext:value-type="string">
            <text:p><text:span text:style-name="T3">ChildrenByName ← </text:span><text:span text:style-name="T4">[]*Node</text:span>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ById ← *Element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6"/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4">[]*Node</text:span>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48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BeforeUnloadEvent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PageTransition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41"/>
          <table:table-cell/>
          <table:table-cell table:style-name="ce5" office:value-type="string" calcext:value-type="string">
            <text:p>AddResize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Wheel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1"/>
          <table:table-cell table:number-columns-repeated="16368"/>
        </table:table-row>
        <table:table-row table:style-name="ro1" table:number-rows-repeated="9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 table:number-columns-repeated="3"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Paste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 table:number-columns-repeated="3"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 table:number-columns-repeated="3"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number-columns-repeated="3"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 table:number-columns-repeated="3"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7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string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Tru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Hidden ← bool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Draggable ←-bool</text:p>
          </table:table-cell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Spellcheck ←-bool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2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06T11:44:00.091000000</dc:date>
    <meta:editing-duration>P1DT6H23M17S</meta:editing-duration>
    <meta:editing-cycles>57</meta:editing-cycles>
    <meta:generator>LibreOffice/7.4.3.2$Windows_X86_64 LibreOffice_project/1048a8393ae2eeec98dff31b5c133c5f1d08b890</meta:generator>
    <meta:document-statistic meta:table-count="5" meta:cell-count="435" meta:object-count="0"/>
  </office:meta>
</office:document-meta>
</file>